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78.11pt"/>
    </style:style>
    <style:style style:name="co3" style:family="table-column">
      <style:table-column-properties fo:break-before="auto" style:column-width="724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235.05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399.09pt"/>
    </style:style>
    <style:style style:name="co14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8" style:family="table-cell" style:parent-style-name="Default">
      <style:text-properties style:font-name="Courier new"/>
    </style:style>
    <style:style style:name="ce9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4" style:family="table-cell" style:parent-style-name="Default" style:data-style-name="N10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10" table:default-cell-style-name="ce3"/>
        <table:table-row table:style-name="ro1">
          <table:table-cell table:style-name="ce1" office:value-type="string" calcext:value-type="string">
            <text:p>PUBCHEM_EXT_DATASOURCE_REGID</text:p>
          </table:table-cell>
          <table:table-cell table:style-name="ce4" office:value-type="string" calcext:value-type="string">
            <text:p>INCHIKEY</text:p>
          </table:table-cell>
          <table:table-cell table:style-name="ce1" office:value-type="string" calcext:value-type="string">
            <text:p>PUBCHEM_EXT_DATASOURCE_SMILES</text:p>
          </table:table-cell>
          <table:table-cell table:style-name="ce1" office:value-type="string" calcext:value-type="string">
            <text:p>PUBCHEM_EXT_DATASOURCE_INCHI</text:p>
          </table:table-cell>
          <table:table-cell table:style-name="ce8" office:value-type="string" calcext:value-type="string">
            <text:p>PUBCHEM_SUBSTANCE_COMMENT</text:p>
          </table:table-cell>
          <table:table-cell table:style-name="ce1" office:value-type="string" calcext:value-type="string">
            <text:p>PUBCHEM_EXT_SUBSTANCE_URL</text:p>
          </table:table-cell>
          <table:table-cell table:style-name="ce1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11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Duplicate Not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5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49" calcext:value-type="float">
            <text:p>340507449</text:p>
          </table:table-cell>
          <table:table-cell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5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0" calcext:value-type="float">
            <text:p>340507450</text:p>
          </table:table-cell>
          <table:table-cell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5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1" calcext:value-type="float">
            <text:p>340507451</text:p>
          </table:table-cell>
          <table:table-cell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5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2" calcext:value-type="float">
            <text:p>340507452</text:p>
          </table:table-cell>
          <table:table-cell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5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3" calcext:value-type="float">
            <text:p>340507453</text:p>
          </table:table-cell>
          <table:table-cell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5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4" calcext:value-type="float">
            <text:p>340507454</text:p>
          </table:table-cell>
          <table:table-cell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5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5" calcext:value-type="float">
            <text:p>340507455</text:p>
          </table:table-cell>
          <table:table-cell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5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6" calcext:value-type="float">
            <text:p>340507456</text:p>
          </table:table-cell>
          <table:table-cell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5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7" calcext:value-type="float">
            <text:p>340507457</text:p>
          </table:table-cell>
          <table:table-cell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5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8" calcext:value-type="float">
            <text:p>340507458</text:p>
          </table:table-cell>
          <table:table-cell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5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9" calcext:value-type="float">
            <text:p>340507459</text:p>
          </table:table-cell>
          <table:table-cell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5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0" calcext:value-type="float">
            <text:p>340507460</text:p>
          </table:table-cell>
          <table:table-cell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5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1" calcext:value-type="float">
            <text:p>340507461</text:p>
          </table:table-cell>
          <table:table-cell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5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2" calcext:value-type="float">
            <text:p>340507462</text:p>
          </table:table-cell>
          <table:table-cell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5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3" calcext:value-type="float">
            <text:p>340507463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5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4" calcext:value-type="float">
            <text:p>340507464</text:p>
          </table:table-cell>
          <table:table-cell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5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5" calcext:value-type="float">
            <text:p>340507465</text:p>
          </table:table-cell>
          <table:table-cell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5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6" calcext:value-type="float">
            <text:p>340507466</text:p>
          </table:table-cell>
          <table:table-cell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5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7" calcext:value-type="float">
            <text:p>340507467</text:p>
          </table:table-cell>
          <table:table-cell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5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8" calcext:value-type="float">
            <text:p>340507468</text:p>
          </table:table-cell>
          <table:table-cell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5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9" calcext:value-type="float">
            <text:p>340507469</text:p>
          </table:table-cell>
          <table:table-cell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5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0" calcext:value-type="float">
            <text:p>340507470</text:p>
          </table:table-cell>
          <table:table-cell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5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1" calcext:value-type="float">
            <text:p>340507471</text:p>
          </table:table-cell>
          <table:table-cell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5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2" calcext:value-type="float">
            <text:p>340507472</text:p>
          </table:table-cell>
          <table:table-cell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5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3" calcext:value-type="float">
            <text:p>340507473</text:p>
          </table:table-cell>
          <table:table-cell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5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4" calcext:value-type="float">
            <text:p>340507474</text:p>
          </table:table-cell>
          <table:table-cell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5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5" calcext:value-type="float">
            <text:p>340507475</text:p>
          </table:table-cell>
          <table:table-cell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5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6" calcext:value-type="float">
            <text:p>340507476</text:p>
          </table:table-cell>
          <table:table-cell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5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7" calcext:value-type="float">
            <text:p>340507477</text:p>
          </table:table-cell>
          <table:table-cell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5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8" calcext:value-type="float">
            <text:p>340507478</text:p>
          </table:table-cell>
          <table:table-cell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5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9" calcext:value-type="float">
            <text:p>340507479</text:p>
          </table:table-cell>
          <table:table-cell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5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0" calcext:value-type="float">
            <text:p>340507480</text:p>
          </table:table-cell>
          <table:table-cell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5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1" calcext:value-type="float">
            <text:p>340507481</text:p>
          </table:table-cell>
          <table:table-cell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5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2" calcext:value-type="float">
            <text:p>340507482</text:p>
          </table:table-cell>
          <table:table-cell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5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3" calcext:value-type="float">
            <text:p>340507483</text:p>
          </table:table-cell>
          <table:table-cell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5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4" calcext:value-type="float">
            <text:p>340507484</text:p>
          </table:table-cell>
          <table:table-cell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5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5" calcext:value-type="float">
            <text:p>340507485</text:p>
          </table:table-cell>
          <table:table-cell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5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6" calcext:value-type="float">
            <text:p>340507486</text:p>
          </table:table-cell>
          <table:table-cell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5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7" calcext:value-type="float">
            <text:p>340507487</text:p>
          </table:table-cell>
          <table:table-cell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5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8" calcext:value-type="float">
            <text:p>340507488</text:p>
          </table:table-cell>
          <table:table-cell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5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9" calcext:value-type="float">
            <text:p>340507489</text:p>
          </table:table-cell>
          <table:table-cell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5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0" calcext:value-type="float">
            <text:p>340507490</text:p>
          </table:table-cell>
          <table:table-cell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5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1" calcext:value-type="float">
            <text:p>340507491</text:p>
          </table:table-cell>
          <table:table-cell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5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2" calcext:value-type="float">
            <text:p>340507492</text:p>
          </table:table-cell>
          <table:table-cell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5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3" calcext:value-type="float">
            <text:p>340507493</text:p>
          </table:table-cell>
          <table:table-cell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5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4" calcext:value-type="float">
            <text:p>340507494</text:p>
          </table:table-cell>
          <table:table-cell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5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5" calcext:value-type="float">
            <text:p>340507495</text:p>
          </table:table-cell>
          <table:table-cell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5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6" calcext:value-type="float">
            <text:p>340507496</text:p>
          </table:table-cell>
          <table:table-cell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5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7" calcext:value-type="float">
            <text:p>340507497</text:p>
          </table:table-cell>
          <table:table-cell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5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8" calcext:value-type="float">
            <text:p>340507498</text:p>
          </table:table-cell>
          <table:table-cell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5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9" calcext:value-type="float">
            <text:p>340507499</text:p>
          </table:table-cell>
          <table:table-cell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5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0" calcext:value-type="float">
            <text:p>340507500</text:p>
          </table:table-cell>
          <table:table-cell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5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1" calcext:value-type="float">
            <text:p>340507501</text:p>
          </table:table-cell>
          <table:table-cell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5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2" calcext:value-type="float">
            <text:p>340507502</text:p>
          </table:table-cell>
          <table:table-cell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5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3" calcext:value-type="float">
            <text:p>340507503</text:p>
          </table:table-cell>
          <table:table-cell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5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4" calcext:value-type="float">
            <text:p>340507504</text:p>
          </table:table-cell>
          <table:table-cell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5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5" calcext:value-type="float">
            <text:p>340507505</text:p>
          </table:table-cell>
          <table:table-cell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5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6" calcext:value-type="float">
            <text:p>340507506</text:p>
          </table:table-cell>
          <table:table-cell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5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7" calcext:value-type="float">
            <text:p>340507507</text:p>
          </table:table-cell>
          <table:table-cell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5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8" calcext:value-type="float">
            <text:p>340507508</text:p>
          </table:table-cell>
          <table:table-cell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5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9" calcext:value-type="float">
            <text:p>340507509</text:p>
          </table:table-cell>
          <table:table-cell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5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0" calcext:value-type="float">
            <text:p>340507510</text:p>
          </table:table-cell>
          <table:table-cell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5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1" calcext:value-type="float">
            <text:p>340507511</text:p>
          </table:table-cell>
          <table:table-cell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5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2" calcext:value-type="float">
            <text:p>340507512</text:p>
          </table:table-cell>
          <table:table-cell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5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3" calcext:value-type="float">
            <text:p>340507513</text:p>
          </table:table-cell>
          <table:table-cell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5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4" calcext:value-type="float">
            <text:p>340507514</text:p>
          </table:table-cell>
          <table:table-cell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5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5" calcext:value-type="float">
            <text:p>340507515</text:p>
          </table:table-cell>
          <table:table-cell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5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0" calcext:value-type="float">
            <text:p>354273890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5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1" calcext:value-type="float">
            <text:p>354273891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5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2" calcext:value-type="float">
            <text:p>354273892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5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3" calcext:value-type="float">
            <text:p>354273893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5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4" calcext:value-type="float">
            <text:p>354273894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5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5" calcext:value-type="float">
            <text:p>354273895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5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6" calcext:value-type="float">
            <text:p>354273896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5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7" calcext:value-type="float">
            <text:p>35427389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5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8" calcext:value-type="float">
            <text:p>354273898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5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9" calcext:value-type="float">
            <text:p>354273899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5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0" calcext:value-type="float">
            <text:p>354273900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5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1" calcext:value-type="float">
            <text:p>354273901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5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2" calcext:value-type="float">
            <text:p>354273902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5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3" calcext:value-type="float">
            <text:p>354273903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4" calcext:value-type="float">
            <text:p>354273904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5" calcext:value-type="float">
            <text:p>354273905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6" calcext:value-type="float">
            <text:p>354273906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7" calcext:value-type="float">
            <text:p>35427390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8" calcext:value-type="float">
            <text:p>354273908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9" calcext:value-type="float">
            <text:p>354273909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0" calcext:value-type="float">
            <text:p>354273910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1" calcext:value-type="float">
            <text:p>354273911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2" calcext:value-type="float">
            <text:p>354273912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3" calcext:value-type="float">
            <text:p>354273913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4" calcext:value-type="float">
            <text:p>354273914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5" calcext:value-type="float">
            <text:p>354273915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6" calcext:value-type="float">
            <text:p>354273916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7" calcext:value-type="float">
            <text:p>3542739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8" calcext:value-type="float">
            <text:p>354273918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9" calcext:value-type="float">
            <text:p>354273919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0" calcext:value-type="float">
            <text:p>354273920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1" calcext:value-type="float">
            <text:p>354273921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2" calcext:value-type="float">
            <text:p>354273922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3" calcext:value-type="float">
            <text:p>354273923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4" calcext:value-type="float">
            <text:p>354273924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5" calcext:value-type="float">
            <text:p>354273925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6" calcext:value-type="float">
            <text:p>354273926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7" calcext:value-type="float">
            <text:p>35427392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8" calcext:value-type="float">
            <text:p>354273928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9" calcext:value-type="float">
            <text:p>354273929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0" calcext:value-type="float">
            <text:p>354273930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1" calcext:value-type="float">
            <text:p>354273931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2" calcext:value-type="float">
            <text:p>354273932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3" calcext:value-type="float">
            <text:p>354273933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4" calcext:value-type="float">
            <text:p>354273934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5" calcext:value-type="float">
            <text:p>354273935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10-10" calcext:value-type="date">
            <text:p>10-Oct-18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6" calcext:value-type="float">
            <text:p>354273936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7" calcext:value-type="float">
            <text:p>35427393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8" calcext:value-type="float">
            <text:p>354273938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9" calcext:value-type="float">
            <text:p>354273939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0" calcext:value-type="float">
            <text:p>354273940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1" calcext:value-type="float">
            <text:p>354273941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2" calcext:value-type="float">
            <text:p>354273942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10-10" calcext:value-type="date">
            <text:p>10-Oct-18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3" calcext:value-type="float">
            <text:p>354273943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4" calcext:value-type="float">
            <text:p>354273944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5" calcext:value-type="float">
            <text:p>354273945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6" calcext:value-type="float">
            <text:p>354273946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7" calcext:value-type="float">
            <text:p>35427394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8" calcext:value-type="float">
            <text:p>354273948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9" calcext:value-type="float">
            <text:p>354273949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0" calcext:value-type="float">
            <text:p>354273950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1" calcext:value-type="float">
            <text:p>354273951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2" calcext:value-type="float">
            <text:p>354273952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3" calcext:value-type="float">
            <text:p>354273953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4" calcext:value-type="float">
            <text:p>354273954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5" calcext:value-type="float">
            <text:p>354273955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6" calcext:value-type="float">
            <text:p>354273956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7" calcext:value-type="float">
            <text:p>35427395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8" calcext:value-type="float">
            <text:p>354273958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9" calcext:value-type="float">
            <text:p>354273959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0" calcext:value-type="float">
            <text:p>354273960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1" calcext:value-type="float">
            <text:p>354273961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2" calcext:value-type="float">
            <text:p>354273962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3" calcext:value-type="float">
            <text:p>354273963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4" calcext:value-type="float">
            <text:p>354273964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5" calcext:value-type="float">
            <text:p>354273965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6" calcext:value-type="float">
            <text:p>354273966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7" calcext:value-type="float">
            <text:p>35427396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8" calcext:value-type="float">
            <text:p>354273968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9" calcext:value-type="float">
            <text:p>354273969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0" calcext:value-type="float">
            <text:p>354273970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1" calcext:value-type="float">
            <text:p>354273971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2" calcext:value-type="float">
            <text:p>354273972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3" calcext:value-type="float">
            <text:p>354273973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4" calcext:value-type="float">
            <text:p>354273974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5" calcext:value-type="float">
            <text:p>354273975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6" calcext:value-type="float">
            <text:p>354273976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7" calcext:value-type="float">
            <text:p>35427397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8" calcext:value-type="float">
            <text:p>354273978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9" calcext:value-type="float">
            <text:p>354273979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0" calcext:value-type="float">
            <text:p>354273980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1" calcext:value-type="float">
            <text:p>354273981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2" calcext:value-type="float">
            <text:p>354273982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3" calcext:value-type="float">
            <text:p>354273983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4" calcext:value-type="float">
            <text:p>354273984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5" calcext:value-type="float">
            <text:p>354273985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6" calcext:value-type="float">
            <text:p>354273986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7" calcext:value-type="float">
            <text:p>35427398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8" calcext:value-type="float">
            <text:p>354273988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9" calcext:value-type="float">
            <text:p>354273989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90" calcext:value-type="float">
            <text:p>354273990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91" calcext:value-type="float">
            <text:p>354273991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7" calcext:value-type="float">
            <text:p>35470327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8" calcext:value-type="float">
            <text:p>354703278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9" calcext:value-type="float">
            <text:p>354703279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0" calcext:value-type="float">
            <text:p>354703280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1" calcext:value-type="float">
            <text:p>354703281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2" calcext:value-type="float">
            <text:p>354703282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3" calcext:value-type="float">
            <text:p>354703283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4" calcext:value-type="float">
            <text:p>354703284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5" calcext:value-type="float">
            <text:p>354703285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6" calcext:value-type="float">
            <text:p>354703286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7" calcext:value-type="float">
            <text:p>35470328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8" calcext:value-type="float">
            <text:p>354703288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9" calcext:value-type="float">
            <text:p>354703289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0" calcext:value-type="float">
            <text:p>354703290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1" calcext:value-type="float">
            <text:p>354703291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2" calcext:value-type="float">
            <text:p>354703292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3" calcext:value-type="float">
            <text:p>354703293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4" calcext:value-type="float">
            <text:p>354703294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5" calcext:value-type="float">
            <text:p>354703295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6" calcext:value-type="float">
            <text:p>354703296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7" calcext:value-type="float">
            <text:p>35470329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8" calcext:value-type="float">
            <text:p>354703298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9" calcext:value-type="float">
            <text:p>354703299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0" calcext:value-type="float">
            <text:p>354703300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1" calcext:value-type="float">
            <text:p>354703301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2" calcext:value-type="float">
            <text:p>354703302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3" calcext:value-type="float">
            <text:p>354703303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4" calcext:value-type="float">
            <text:p>354703304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5" calcext:value-type="float">
            <text:p>354703305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6" calcext:value-type="float">
            <text:p>354703306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7" calcext:value-type="float">
            <text:p>35470330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8" calcext:value-type="float">
            <text:p>354703308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9" calcext:value-type="float">
            <text:p>354703309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0" calcext:value-type="float">
            <text:p>354703310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1" calcext:value-type="float">
            <text:p>354703311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2" calcext:value-type="float">
            <text:p>354703312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3" calcext:value-type="float">
            <text:p>354703313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4" calcext:value-type="float">
            <text:p>354703314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5" calcext:value-type="float">
            <text:p>354703315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6" calcext:value-type="float">
            <text:p>354703316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7" calcext:value-type="float">
            <text:p>3547033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8" calcext:value-type="float">
            <text:p>354703318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9" calcext:value-type="float">
            <text:p>354703319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0" calcext:value-type="float">
            <text:p>354703320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1" calcext:value-type="float">
            <text:p>354703321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2" calcext:value-type="float">
            <text:p>354703322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3" calcext:value-type="float">
            <text:p>354703323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4" calcext:value-type="float">
            <text:p>354703324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5" calcext:value-type="float">
            <text:p>354703325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6" calcext:value-type="float">
            <text:p>354703326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7" calcext:value-type="float">
            <text:p>35470332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8" calcext:value-type="float">
            <text:p>354703328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9" calcext:value-type="float">
            <text:p>354703329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0" calcext:value-type="float">
            <text:p>354703330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1" calcext:value-type="float">
            <text:p>354703331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2" calcext:value-type="float">
            <text:p>354703332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3" calcext:value-type="float">
            <text:p>354703333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4" calcext:value-type="float">
            <text:p>354703334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5" calcext:value-type="float">
            <text:p>354703335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6" calcext:value-type="float">
            <text:p>354703336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7" calcext:value-type="float">
            <text:p>35470333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8" calcext:value-type="float">
            <text:p>354703338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9" calcext:value-type="float">
            <text:p>354703339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0" calcext:value-type="float">
            <text:p>354703340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1" calcext:value-type="float">
            <text:p>354703341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2" calcext:value-type="float">
            <text:p>354703342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3" calcext:value-type="float">
            <text:p>354703343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4" calcext:value-type="float">
            <text:p>354703344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5" calcext:value-type="float">
            <text:p>354703345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6" calcext:value-type="float">
            <text:p>354703346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7" calcext:value-type="float">
            <text:p>35470334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8" calcext:value-type="float">
            <text:p>354703348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9" calcext:value-type="float">
            <text:p>354703349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0" calcext:value-type="float">
            <text:p>354703350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1" calcext:value-type="float">
            <text:p>354703351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2" calcext:value-type="float">
            <text:p>354703352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3" calcext:value-type="float">
            <text:p>354703353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4" calcext:value-type="float">
            <text:p>354703354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5" calcext:value-type="float">
            <text:p>354703355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6" calcext:value-type="float">
            <text:p>354703356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7" calcext:value-type="float">
            <text:p>35470335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8" calcext:value-type="float">
            <text:p>354703358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9" calcext:value-type="float">
            <text:p>354703359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0" calcext:value-type="float">
            <text:p>354703360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1" calcext:value-type="float">
            <text:p>354703361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2" calcext:value-type="float">
            <text:p>354703362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3" calcext:value-type="float">
            <text:p>354703363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4" calcext:value-type="float">
            <text:p>354703364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5" calcext:value-type="float">
            <text:p>354703365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6" calcext:value-type="float">
            <text:p>354703366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7" calcext:value-type="float">
            <text:p>35470336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8" calcext:value-type="float">
            <text:p>354703368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9" calcext:value-type="float">
            <text:p>354703369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0" calcext:value-type="float">
            <text:p>354703370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1" calcext:value-type="float">
            <text:p>354703371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2" calcext:value-type="float">
            <text:p>354703372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3" calcext:value-type="float">
            <text:p>354703373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4" calcext:value-type="float">
            <text:p>354703374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5" calcext:value-type="float">
            <text:p>354703375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6" calcext:value-type="float">
            <text:p>354703376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3" calcext:value-type="float">
            <text:p>376011993</text:p>
          </table:table-cell>
          <table:table-cell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5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4" calcext:value-type="float">
            <text:p>376011994</text:p>
          </table:table-cell>
          <table:table-cell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5" calcext:value-type="float">
            <text:p>376011995</text:p>
          </table:table-cell>
          <table:table-cell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6" calcext:value-type="float">
            <text:p>376011996</text:p>
          </table:table-cell>
          <table:table-cell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7" calcext:value-type="float">
            <text:p>376011997</text:p>
          </table:table-cell>
          <table:table-cell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8" calcext:value-type="float">
            <text:p>376011998</text:p>
          </table:table-cell>
          <table:table-cell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9" calcext:value-type="float">
            <text:p>376011999</text:p>
          </table:table-cell>
          <table:table-cell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0" calcext:value-type="float">
            <text:p>376012000</text:p>
          </table:table-cell>
          <table:table-cell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1" calcext:value-type="float">
            <text:p>376012001</text:p>
          </table:table-cell>
          <table:table-cell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2" calcext:value-type="float">
            <text:p>376012002</text:p>
          </table:table-cell>
          <table:table-cell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3" calcext:value-type="float">
            <text:p>376012003</text:p>
          </table:table-cell>
          <table:table-cell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4" calcext:value-type="float">
            <text:p>376012004</text:p>
          </table:table-cell>
          <table:table-cell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5" calcext:value-type="float">
            <text:p>376012005</text:p>
          </table:table-cell>
          <table:table-cell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6" calcext:value-type="float">
            <text:p>376012006</text:p>
          </table:table-cell>
          <table:table-cell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7" calcext:value-type="float">
            <text:p>376012007</text:p>
          </table:table-cell>
          <table:table-cell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8" calcext:value-type="float">
            <text:p>376012008</text:p>
          </table:table-cell>
          <table:table-cell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9" calcext:value-type="float">
            <text:p>376012009</text:p>
          </table:table-cell>
          <table:table-cell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0" calcext:value-type="float">
            <text:p>376012010</text:p>
          </table:table-cell>
          <table:table-cell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1" calcext:value-type="float">
            <text:p>376012011</text:p>
          </table:table-cell>
          <table:table-cell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2" calcext:value-type="float">
            <text:p>376012012</text:p>
          </table:table-cell>
          <table:table-cell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3" calcext:value-type="float">
            <text:p>376012013</text:p>
          </table:table-cell>
          <table:table-cell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4" calcext:value-type="float">
            <text:p>376012014</text:p>
          </table:table-cell>
          <table:table-cell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5" calcext:value-type="float">
            <text:p>37601201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6" calcext:value-type="float">
            <text:p>376012016</text:p>
          </table:table-cell>
          <table:table-cell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7" calcext:value-type="float">
            <text:p>376012017</text:p>
          </table:table-cell>
          <table:table-cell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8" calcext:value-type="float">
            <text:p>376012018</text:p>
          </table:table-cell>
          <table:table-cell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9" calcext:value-type="float">
            <text:p>376012019</text:p>
          </table:table-cell>
          <table:table-cell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0" calcext:value-type="float">
            <text:p>376012020</text:p>
          </table:table-cell>
          <table:table-cell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1" calcext:value-type="float">
            <text:p>376012021</text:p>
          </table:table-cell>
          <table:table-cell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2" calcext:value-type="float">
            <text:p>376012022</text:p>
          </table:table-cell>
          <table:table-cell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3" calcext:value-type="float">
            <text:p>376012023</text:p>
          </table:table-cell>
          <table:table-cell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4" calcext:value-type="float">
            <text:p>376012024</text:p>
          </table:table-cell>
          <table:table-cell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5" calcext:value-type="float">
            <text:p>376012025</text:p>
          </table:table-cell>
          <table:table-cell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6" calcext:value-type="float">
            <text:p>376012026</text:p>
          </table:table-cell>
          <table:table-cell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7" calcext:value-type="float">
            <text:p>376012027</text:p>
          </table:table-cell>
          <table:table-cell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8" calcext:value-type="float">
            <text:p>376012028</text:p>
          </table:table-cell>
          <table:table-cell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9" calcext:value-type="float">
            <text:p>376012029</text:p>
          </table:table-cell>
          <table:table-cell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0" calcext:value-type="float">
            <text:p>376012030</text:p>
          </table:table-cell>
          <table:table-cell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1" calcext:value-type="float">
            <text:p>376012031</text:p>
          </table:table-cell>
          <table:table-cell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2" calcext:value-type="float">
            <text:p>376012032</text:p>
          </table:table-cell>
          <table:table-cell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3" calcext:value-type="float">
            <text:p>376012033</text:p>
          </table:table-cell>
          <table:table-cell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4" calcext:value-type="float">
            <text:p>376012034</text:p>
          </table:table-cell>
          <table:table-cell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5" calcext:value-type="float">
            <text:p>376012035</text:p>
          </table:table-cell>
          <table:table-cell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6" calcext:value-type="float">
            <text:p>376012036</text:p>
          </table:table-cell>
          <table:table-cell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7" calcext:value-type="float">
            <text:p>376012037</text:p>
          </table:table-cell>
          <table:table-cell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8" calcext:value-type="float">
            <text:p>376012038</text:p>
          </table:table-cell>
          <table:table-cell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9" calcext:value-type="float">
            <text:p>376012039</text:p>
          </table:table-cell>
          <table:table-cell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0" calcext:value-type="float">
            <text:p>376012040</text:p>
          </table:table-cell>
          <table:table-cell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1" calcext:value-type="float">
            <text:p>376012041</text:p>
          </table:table-cell>
          <table:table-cell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2" calcext:value-type="float">
            <text:p>376012042</text:p>
          </table:table-cell>
          <table:table-cell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3" calcext:value-type="float">
            <text:p>376012043</text:p>
          </table:table-cell>
          <table:table-cell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4" calcext:value-type="float">
            <text:p>376012044</text:p>
          </table:table-cell>
          <table:table-cell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5" calcext:value-type="float">
            <text:p>376012045</text:p>
          </table:table-cell>
          <table:table-cell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6" calcext:value-type="float">
            <text:p>376012046</text:p>
          </table:table-cell>
          <table:table-cell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7" calcext:value-type="float">
            <text:p>376012047</text:p>
          </table:table-cell>
          <table:table-cell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8" calcext:value-type="float">
            <text:p>376012048</text:p>
          </table:table-cell>
          <table:table-cell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9" calcext:value-type="float">
            <text:p>376012049</text:p>
          </table:table-cell>
          <table:table-cell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0" calcext:value-type="float">
            <text:p>376012050</text:p>
          </table:table-cell>
          <table:table-cell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1" calcext:value-type="float">
            <text:p>376012051</text:p>
          </table:table-cell>
          <table:table-cell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2" calcext:value-type="float">
            <text:p>376012052</text:p>
          </table:table-cell>
          <table:table-cell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3" calcext:value-type="float">
            <text:p>376012053</text:p>
          </table:table-cell>
          <table:table-cell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4" calcext:value-type="float">
            <text:p>376012054</text:p>
          </table:table-cell>
          <table:table-cell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5" calcext:value-type="float">
            <text:p>376012055</text:p>
          </table:table-cell>
          <table:table-cell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6" calcext:value-type="float">
            <text:p>376012056</text:p>
          </table:table-cell>
          <table:table-cell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7" calcext:value-type="float">
            <text:p>376012057</text:p>
          </table:table-cell>
          <table:table-cell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8" calcext:value-type="float">
            <text:p>376012058</text:p>
          </table:table-cell>
          <table:table-cell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9" calcext:value-type="float">
            <text:p>376012059</text:p>
          </table:table-cell>
          <table:table-cell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60" calcext:value-type="float">
            <text:p>376012060</text:p>
          </table:table-cell>
          <table:table-cell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61" calcext:value-type="float">
            <text:p>376012061</text:p>
          </table:table-cell>
          <table:table-cell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4" table:number-rows-repeated="104823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1:Sheet1.B1048576">
            <calcext:condition calcext:apply-style-name="ConditionalStyle_2" calcext:value="duplicate" calcext:base-cell-address="Sheet1.B1"/>
          </calcext:conditional-format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08T14:33:30.226634471</dc:date>
    <meta:generator>LibreOffice/6.0.7.3$Linux_X86_64 LibreOffice_project/00m0$Build-3</meta:generator>
    <meta:editing-duration>PT15M21S</meta:editing-duration>
    <meta:editing-cycles>1</meta:editing-cycles>
    <meta:document-statistic meta:table-count="1" meta:cell-count="4002" meta:object-count="0"/>
    <meta:user-defined meta:name="AppVersion">16.0300</meta:user-defined>
    <meta:user-defined meta:name="Company">University Libraries</meta:user-defined>
  </office:meta>
</office:document-meta>
</file>